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D0000036993737BEBCE1E0BF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2" text:anchor-type="paragraph" svg:width="17cm" svg:height="14.619cm" draw:z-index="0"><draw:image xlink:href="Pictures/100002010000055D0000036993737BEBCE1E0BF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1" text:anchor-type="paragraph" svg:width="17cm" svg:height="15.744cm" draw:z-index="1"><draw:image xlink:href="Pictures/100002010000055D0000036993737BEBCE1E0BF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20:01:07.638361246</meta:creation-date>
    <dc:date>2018-10-11T20:05:53.196694678</dc:date>
    <meta:editing-duration>PT4M49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6.0.6.2$Linux_X86_64 LibreOffice_project/00m0$Build-2</meta:generator>
  </office:meta>
</office:document-meta>
</file>